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4">
      <style:text-properties fo:font-weight="bold" style:font-weight-asian="bold" style:font-weight-complex="bold"/>
    </style:style>
    <style:style style:name="P6" style:family="paragraph" style:parent-style-name="Standard" style:list-style-name="L6">
      <style:text-properties fo:font-weight="bold" style:font-weight-asian="bold" style:font-weight-complex="bold"/>
    </style:style>
    <style:style style:name="P7" style:family="paragraph" style:parent-style-name="Standard" style:list-style-name="L7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9">
      <style:text-properties fo:font-weight="normal" style:font-weight-asian="normal" style:font-weight-complex="normal"/>
    </style:style>
    <style:style style:name="P11" style:family="paragraph" style:parent-style-name="Standard" style:list-style-name="L10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. required lower decision courses (15 units)</text:p>
      <text:list xml:id="list2815383966128655884" text:style-name="L2">
        <text:list-item>
          <text:p text:style-name="P1">csc 15 (3)</text:p>
        </text:list-item>
        <text:list-item>
          <text:p text:style-name="P1">csc 20 (3)</text:p>
        </text:list-item>
        <text:list-item>
          <text:p text:style-name="P1">csc 28 (3)</text:p>
        </text:list-item>
        <text:list-item>
          <text:p text:style-name="P1">csc 35(3)</text:p>
        </text:list-item>
        <text:list-item>
          <text:p text:style-name="P1">csc 60(3)</text:p>
          <text:p text:style-name="P4">Total (15)</text:p>
        </text:list-item>
      </text:list>
      <text:p text:style-name="Standard">B. Required Mathematics courses(24)</text:p>
      <text:list xml:id="list4542310597530369647" text:style-name="L4">
        <text:list-item>
          <text:p text:style-name="P2">Math 30 (4)</text:p>
        </text:list-item>
        <text:list-item>
          <text:p text:style-name="P2">math 31 (4)</text:p>
        </text:list-item>
        <text:list-item>
          <text:p text:style-name="P2">math 32 (4)</text:p>
        </text:list-item>
        <text:list-item>
          <text:p text:style-name="P2">math 45 (3)</text:p>
        </text:list-item>
        <text:list-item>
          <text:p text:style-name="P2">Phys 11A (4)</text:p>
        </text:list-item>
        <text:list-item>
          <text:p text:style-name="P2">Phys 11C (4)</text:p>
          <text:p text:style-name="P5">total: (15)</text:p>
          <text:p text:style-name="P5"/>
        </text:list-item>
      </text:list>
      <text:p text:style-name="P3"><text:span text:style-name="T1"/></text:p>
      <text:p text:style-name="P8">D. Required Upper-division courses (37)</text:p>
      <text:list xml:id="list5560841782919428240" text:style-name="L7">
        <text:list-item>
          <text:p text:style-name="P9">CSC 130 (3)</text:p>
        </text:list-item>
        <text:list-item>
          <text:p text:style-name="P9">CSC 131 (3)</text:p>
        </text:list-item>
        <text:list-item>
          <text:p text:style-name="P9">PHIL 103 (3)</text:p>
          <text:p text:style-name="P7">TOTAL (9) need 28 units</text:p>
        </text:list-item>
      </text:list>
      <text:p text:style-name="P3">NEED (can take now)</text:p>
      <text:list xml:id="list32647507" text:continue-numbering="true" text:style-name="L7">
        <text:list-item>
          <text:p text:style-name="P9">CSC 133 (3)</text:p>
        </text:list-item>
        <text:list-item>
          <text:p text:style-name="P9">CSC 135(3)</text:p>
        </text:list-item>
        <text:list-item>
          <text:p text:style-name="P9">CSC 134 (3)</text:p>
        </text:list-item>
        <text:list-item>
          <text:p text:style-name="P9">CSC 137 (4)</text:p>
        </text:list-item>
        <text:list-item>
          <text:p text:style-name="P9">CSC/CPE 138 (3)</text:p>
        </text:list-item>
        <text:list-item>
          <text:p text:style-name="P9">CSC 194 (1)</text:p>
        </text:list-item>
        <text:list-item>
          <text:p text:style-name="P9">CSC 192(1)</text:p>
          <text:p text:style-name="P9"/>
        </text:list-item>
      </text:list>
      <text:p text:style-name="P3">NEED (need pre reqs)</text:p>
      <text:list xml:id="list2940467311730522333" text:style-name="L9">
        <text:list-item>
          <text:p text:style-name="P10">CSC 139 (3) need 137</text:p>
        </text:list-item>
        <text:list-item>
          <text:p text:style-name="P10">CSC 190 (2) senior project</text:p>
        </text:list-item>
        <text:list-item>
          <text:p text:style-name="P10">CSC 190 p2 (2) senior project</text:p>
        </text:list-item>
      </text:list>
      <text:p text:style-name="P8"/>
      <text:p text:style-name="P8">E. Electives (9)</text:p>
      <text:p text:style-name="P8"><text:tab/><text:span text:style-name="T2">Total (0) need (9).</text:span></text:p>
      <text:list xml:id="list3725151217696412117" text:style-name="L10">
        <text:list-item>
          <text:p text:style-name="P11">CSC 152 (3)</text:p>
        </text:list-item>
        <text:list-item>
          <text:p text:style-name="P11">CSC 155 (3)</text:p>
        </text:list-item>
        <text:list-item>
          <text:p text:style-name="P11">CSC 151 (3)</text:p>
        </text:list-item>
      </text:list>
      <text:p text:style-name="P3">By semester desired classes:</text:p>
      <text:p text:style-name="P8"/>
      <text:p text:style-name="P8">spring 2017 (12-15)</text:p>
      <text:p text:style-name="P8">CSC 132(3) </text:p>
      <text:p text:style-name="P8">CSC 133(3)</text:p>
      <text:p text:style-name="P8"><text:soft-page-break/>CSC 137(4)</text:p>
      <text:p text:style-name="P8">CSC 134(3)</text:p>
      <text:p text:style-name="P8">CSC 138 (3)</text:p>
      <text:p text:style-name="P8">fall 2017 (12-15)</text:p>
      <text:p text:style-name="P8">CSC 190 (2)</text:p>
      <text:p text:style-name="P8">CSC 194(1)</text:p>
      <text:p text:style-name="P8">CSC 192(1)</text:p>
      <text:p text:style-name="P8">CSC 136(3)</text:p>
      <text:p text:style-name="P8">CSC 139(3)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10T12:04:45.56</meta:creation-date>
    <dc:date>2016-11-13T12:48:21.79</dc:date>
    <meta:editing-duration>P2DT23H56M3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50" meta:word-count="186" meta:character-count="772"/>
  </office:meta>
</office:document-meta>
</file>